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64cm" style:rel-column-width="2469*"/>
    </style:style>
    <style:style style:name="Tabla1.B" style:family="table-column">
      <style:table-column-properties style:column-width="2.829cm" style:rel-column-width="10909*"/>
    </style:style>
    <style:style style:name="Tabla1.C" style:family="table-column">
      <style:table-column-properties style:column-width="4.734cm" style:rel-column-width="18249*"/>
    </style:style>
    <style:style style:name="Tabla1.D" style:family="table-column">
      <style:table-column-properties style:column-width="2.686cm" style:rel-column-width="10355*"/>
    </style:style>
    <style:style style:name="Tabla1.E" style:family="table-column">
      <style:table-column-properties style:column-width="2.923cm" style:rel-column-width="11263*"/>
    </style:style>
    <style:style style:name="Tabla1.F" style:family="table-column">
      <style:table-column-properties style:column-width="3.187cm" style:rel-column-width="12286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fo:font-weight="bold" officeooo:rsid="001d8cad" officeooo:paragraph-rsid="001d8cad" style:font-weight-asian="bold" style:font-weight-complex="bold"/>
    </style:style>
    <style:style style:name="P2" style:family="paragraph" style:parent-style-name="Standard">
      <style:text-properties style:font-name="Courier New" officeooo:rsid="001d8cad" officeooo:paragraph-rsid="001d8cad"/>
    </style:style>
    <style:style style:name="P3" style:family="paragraph" style:parent-style-name="Standard">
      <style:text-properties style:font-name="Courier New" fo:font-weight="bold" officeooo:rsid="001f3c0f" officeooo:paragraph-rsid="001f3c0f" style:font-weight-asian="bold" style:font-weight-complex="bold"/>
    </style:style>
    <style:style style:name="P4" style:family="paragraph" style:parent-style-name="Table_20_Heading">
      <style:paragraph-properties fo:margin-left="0cm" fo:margin-right="0cm" fo:text-indent="0cm" style:auto-text-indent="false"/>
      <style:text-properties style:font-name="Courier New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Courier New"/>
    </style:style>
    <style:style style:name="P6" style:family="paragraph" style:parent-style-name="Table_20_Contents">
      <style:text-properties style:font-name="Courier New"/>
    </style:style>
    <style:style style:name="P7" style:family="paragraph" style:parent-style-name="Standard">
      <style:text-properties style:font-name="Courier New" fo:font-weight="normal" officeooo:rsid="001d8cad" officeooo:paragraph-rsid="001d8cad" style:font-weight-asian="normal" style:font-weight-complex="normal"/>
    </style:style>
    <style:style style:name="P8" style:family="paragraph" style:parent-style-name="Text_20_body" style:list-style-name="L1">
      <style:text-properties style:font-name="Courier New" fo:font-weight="normal" officeooo:rsid="001d8cad" officeooo:paragraph-rsid="001d8cad" style:font-weight-asian="normal" style:font-weight-complex="normal"/>
    </style:style>
    <style:style style:name="P9" style:family="paragraph" style:parent-style-name="Text_20_body" style:list-style-name="L1">
      <style:text-properties style:font-name="Courier New" officeooo:rsid="001d8cad" officeooo:paragraph-rsid="001d8cad"/>
    </style:style>
    <style:style style:name="P10" style:family="paragraph" style:parent-style-name="Text_20_body">
      <style:text-properties style:font-name="Courier New" officeooo:rsid="001d8cad" officeooo:paragraph-rsid="001d8cad"/>
    </style:style>
    <style:style style:name="P11" style:family="paragraph" style:parent-style-name="Text_20_body">
      <style:text-properties style:font-name="Courier New" fo:font-weight="bold" officeooo:rsid="001d8cad" officeooo:paragraph-rsid="001d8cad" style:font-weight-asian="bold" style:font-weight-complex="bold"/>
    </style:style>
    <style:style style:name="P12" style:family="paragraph" style:parent-style-name="Text_20_body">
      <style:text-properties style:font-name="Courier New" fo:font-weight="normal" officeooo:rsid="001d8cad" officeooo:paragraph-rsid="001d8cad" style:font-weight-asian="normal" style:font-weight-complex="normal"/>
    </style:style>
    <style:style style:name="P13" style:family="paragraph" style:parent-style-name="Text_20_body">
      <style:text-properties officeooo:paragraph-rsid="001d8cad"/>
    </style:style>
    <style:style style:name="P14" style:family="paragraph" style:parent-style-name="Text_20_body">
      <style:text-properties style:font-name="Courier New" fo:font-weight="normal" officeooo:rsid="001d8cad" officeooo:paragraph-rsid="001de3b5" style:font-weight-asian="normal" style:font-weight-complex="normal"/>
    </style:style>
    <style:style style:name="P15" style:family="paragraph" style:parent-style-name="Text_20_body">
      <style:text-properties style:font-name="Courier New" officeooo:rsid="001de3b5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ourier New" officeooo:rsid="001de3b5"/>
    </style:style>
    <style:style style:name="P17" style:family="paragraph" style:parent-style-name="Text_20_body">
      <style:text-properties style:font-name="Courier New" fo:font-weight="normal" officeooo:rsid="001de3b5" officeooo:paragraph-rsid="001de3b5" style:font-weight-asian="normal" style:font-weight-complex="normal"/>
    </style:style>
    <style:style style:name="P18" style:family="paragraph" style:parent-style-name="Text_20_body">
      <style:text-properties style:font-name="Courier New" fo:font-weight="normal" officeooo:rsid="001de3b5" officeooo:paragraph-rsid="0020d0ea" style:font-weight-asian="normal" style:font-weight-complex="normal"/>
    </style:style>
    <style:style style:name="P19" style:family="paragraph" style:parent-style-name="Text_20_body">
      <style:text-properties style:font-name="Courier New" fo:font-weight="normal" officeooo:rsid="001de3b5" officeooo:paragraph-rsid="0021a996" style:font-weight-asian="normal" style:font-weight-complex="normal"/>
    </style:style>
    <style:style style:name="P20" style:family="paragraph" style:parent-style-name="Text_20_body">
      <style:text-properties style:font-name="Courier New" fo:font-weight="bold" officeooo:rsid="001de3b5" officeooo:paragraph-rsid="0020d0ea" style:font-weight-asian="bold" style:font-weight-complex="bold"/>
    </style:style>
    <style:style style:name="P21" style:family="paragraph" style:parent-style-name="Text_20_body">
      <style:text-properties style:font-name="Courier New" fo:font-weight="normal" officeooo:rsid="0022881b" officeooo:paragraph-rsid="0022881b" style:font-weight-asian="normal" style:font-weight-complex="normal"/>
    </style:style>
    <style:style style:name="P22" style:family="paragraph" style:parent-style-name="Text_20_body">
      <style:text-properties style:font-name="Courier New" fo:font-weight="normal" officeooo:rsid="001de3b5" officeooo:paragraph-rsid="0022881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officeooo:rsid="001d8cad" style:font-weight-asian="normal" style:font-weight-complex="normal"/>
    </style:style>
    <style:style style:name="T3" style:family="text">
      <style:text-properties fo:font-variant="normal" fo:text-transform="none" fo:color="#000000" loext:opacity="100%" fo:font-family="'Courier New', monospac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family="'Courier New', monospace" fo:font-size="12pt" fo:letter-spacing="normal" fo:font-style="normal" officeooo:rsid="001de3b5" fo:background-color="transparent" loext:char-shading-value="0"/>
    </style:style>
    <style:style style:name="T5" style:family="text">
      <style:text-properties fo:font-variant="normal" fo:text-transform="none" fo:color="#1155cc" loext:opacity="100%" fo:font-family="'Courier New', monospace" fo:font-size="12pt" fo:letter-spacing="normal" fo:font-style="normal" officeooo:rsid="001de3b5" fo:background-color="transparent" loext:char-shading-value="0"/>
    </style:style>
    <style:style style:name="T6" style:family="text">
      <style:text-properties fo:font-variant="normal" fo:text-transform="none" fo:color="#000000" loext:opacity="100%" fo:font-family="'Courier New', monospace" fo:font-size="12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1155cc" loext:opacity="100%" fo:font-family="'Courier New', monospace" fo:font-size="12pt" fo:letter-spacing="normal" fo:font-style="normal" fo:font-weight="normal" fo:background-color="transparent" loext:char-shading-value="0"/>
    </style:style>
    <style:style style:name="T8" style:family="text">
      <style:text-properties officeooo:rsid="0020d0ea"/>
    </style:style>
    <style:style style:name="T9" style:family="text">
      <style:text-properties officeooo:rsid="0021a996"/>
    </style:style>
    <style:style style:name="T10" style:family="text">
      <style:text-properties fo:font-weight="bold" officeooo:rsid="0021a99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loext:opacity="100%"/>
    </style:style>
    <style:style style:name="T13" style:family="text">
      <style:text-properties officeooo:rsid="0022881b"/>
    </style:style>
    <style:style style:name="T14" style:family="text">
      <style:text-properties style:text-line-through-style="none" style:text-line-through-type="none" fo:font-size="13pt" style:text-underline-style="none" style:font-size-asian="13pt" style:font-size-complex="13pt"/>
    </style:style>
    <style:style style:name="T15" style:family="text">
      <style:text-properties style:text-line-through-style="none" style:text-line-through-type="none" fo:font-size="13pt" style:text-underline-style="none" fo:font-weight="bold" officeooo:rsid="0022881b" style:font-size-asian="13pt" style:font-weight-asian="bold" style:font-size-complex="13pt" style:font-weight-complex="bold"/>
    </style:style>
    <style:style style:name="T16" style:family="text">
      <style:text-properties style:text-line-through-style="none" style:text-line-through-type="none" fo:font-size="13pt" style:text-underline-style="solid" style:text-underline-type="double" style:text-underline-width="auto" style:text-underline-color="font-color" fo:font-weight="bold" style:font-size-asian="13pt" style:font-weight-asian="bold" style:font-size-complex="13pt" style:font-weight-complex="bold"/>
    </style:style>
    <style:style style:name="T17" style:family="text">
      <style:text-properties style:text-line-through-style="none" style:text-line-through-type="none" fo:font-size="13pt" style:text-underline-style="solid" style:text-underline-type="double" style:text-underline-width="auto" style:text-underline-color="font-color" style:font-size-asian="13pt" style:font-size-complex="13pt"/>
    </style:style>
    <style:style style:name="T18" style:family="text">
      <style:text-properties style:text-line-through-style="none" style:text-line-through-type="none" fo:font-size="13pt" style:text-underline-style="solid" style:text-underline-type="double" style:text-underline-width="auto" style:text-underline-color="font-color" officeooo:rsid="0022881b" style:font-size-asian="13pt" style:font-size-complex="13pt"/>
    </style:style>
    <style:style style:name="T19" style:family="text">
      <style:text-properties style:text-line-through-style="none" style:text-line-through-type="none" fo:font-size="13pt" style:text-underline-style="none" officeooo:rsid="001ddec6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1</text:p>
      <text:p text:style-name="P2"><text:span text:style-name="T1">Tema 2: Bases de Datos Relacionales</text:span></text:p>
      <text:p text:style-name="P3">Fecha: 8 de octubre de 2025</text:p>
      <text:p text:style-name="P3">Autor: Daniel Pino Gómez</text:p>
      <text:p text:style-name="P1"/>
      <text:p text:style-name="P1"><text:bookmark text:name="yui_3_18_1_1_1759306037457_11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4">id</text:p>
            </table:table-cell>
            <table:table-cell table:style-name="Tabla1.A1" office:value-type="string">
              <text:p text:style-name="P4">nombre</text:p>
            </table:table-cell>
            <table:table-cell table:style-name="Tabla1.A1" office:value-type="string">
              <text:p text:style-name="P4">email</text:p>
            </table:table-cell>
            <table:table-cell table:style-name="Tabla1.A1" office:value-type="string">
              <text:p text:style-name="P4">nif</text:p>
            </table:table-cell>
            <table:table-cell table:style-name="Tabla1.A1" office:value-type="string">
              <text:p text:style-name="P4">poblacion</text:p>
            </table:table-cell>
            <table:table-cell table:style-name="Tabla1.A1" office:value-type="string">
              <text:p text:style-name="P4"> sector<text:bookmark text:name="yui_3_18_1_1_1759306037457_117"/></text:p>
            </table:table-cell>
          </table:table-row>
        </table:table-header-rows>
        <table:table-row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Romeros SL</text:p>
          </table:table-cell>
          <table:table-cell table:style-name="Tabla1.A1" office:value-type="string">
            <text:p text:style-name="P5">romerossl@gmail.com</text:p>
          </table:table-cell>
          <table:table-cell table:style-name="Tabla1.A1" office:value-type="string">
            <text:p text:style-name="P5">B456789694</text:p>
          </table:table-cell>
          <table:table-cell table:style-name="Tabla1.A1" office:value-type="string">
            <text:p text:style-name="P5">Valladolid</text:p>
          </table:table-cell>
          <table:table-cell table:style-name="Tabla1.A1" office:value-type="string">
            <text:p text:style-name="P5"> Mueble</text:p>
          </table:table-cell>
        </table:table-row>
        <table:table-row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Ubrisur SL</text:p>
          </table:table-cell>
          <table:table-cell table:style-name="Tabla1.A1" office:value-type="string">
            <text:p text:style-name="P5">ubrisur@gmail.com</text:p>
          </table:table-cell>
          <table:table-cell table:style-name="Tabla1.A1" office:value-type="string">
            <text:p text:style-name="P5">C123456123</text:p>
          </table:table-cell>
          <table:table-cell table:style-name="Tabla1.A1" office:value-type="string">
            <text:p text:style-name="P5">Ubrique</text:p>
          </table:table-cell>
          <table:table-cell table:style-name="Tabla1.A1" office:value-type="string">
            <text:p text:style-name="P5"> Marroquinería<text:bookmark text:name="yui_3_18_1_1_1759306037457_116"/></text:p>
          </table:table-cell>
        </table:table-row>
        <table:table-row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Valladería SL<text:bookmark text:name="yui_3_18_1_1_1759306037457_115"/></text:p>
          </table:table-cell>
          <table:table-cell table:style-name="Tabla1.A1" office:value-type="string">
            <text:p text:style-name="P5">valladeria@gmail.com</text:p>
          </table:table-cell>
          <table:table-cell table:style-name="Tabla1.A1" office:value-type="string">
            <text:p text:style-name="P5">R123456987</text:p>
          </table:table-cell>
          <table:table-cell table:style-name="Tabla1.A1" office:value-type="string">
            <text:p text:style-name="P5">Villamartín</text:p>
          </table:table-cell>
          <table:table-cell table:style-name="Tabla1.A1" office:value-type="string">
            <text:p text:style-name="P5"> Agrícola</text:p>
          </table:table-cell>
        </table:table-row>
        <table:table-row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Romancero</text:p>
          </table:table-cell>
          <table:table-cell table:style-name="Tabla1.A1" office:value-type="string">
            <text:p text:style-name="P5">romancero@gmail.com</text:p>
          </table:table-cell>
          <table:table-cell table:style-name="Tabla1.A1" office:value-type="string">
            <text:p text:style-name="P5">E123456123</text:p>
          </table:table-cell>
          <table:table-cell table:style-name="Tabla1.A1" office:value-type="string">
            <text:p text:style-name="P5">Prado del Rey</text:p>
          </table:table-cell>
          <table:table-cell table:style-name="Tabla1.A1" office:value-type="string">
            <text:p text:style-name="P6"> Mueble</text:p>
          </table:table-cell>
        </table:table-row>
      </table:table>
      <text:p text:style-name="P1"/>
      <text:p text:style-name="P7">Se pide:</text:p>
      <text:list text:style-name="L1">
        <text:list-header>
          <text:p text:style-name="P8"/>
        </text:list-header>
        <text:list-item>
          <text:p text:style-name="P8"><text:bookmark text:name="yui_3_18_1_1_1759306037457_122"/>Definición formal de la relación Cliente (Cabecera y Cuerpo)</text:p>
        </text:list-item>
        <text:list-item>
          <text:p text:style-name="P9">Claves Candidatas de la Relación (Razona la respuesta)</text:p>
        </text:list-item>
        <text:list-item>
          <text:p text:style-name="P9">Clave Primaria (Razona la respuesta)</text:p>
        </text:list-item>
        <text:list-item>
          <text:p text:style-name="P9">Claves Secundarias o Alternativas (Razona la respuesta)</text:p>
        </text:list-item>
        <text:list-item>
          <text:p text:style-name="P9">Añade a la relación Cliente una tupla válida y asignar valores</text:p>
        </text:list-item>
        <text:list-item>
          <text:p text:style-name="P9">Añade a la relación Cliente una tupla no válida para el modelo relacional y asignar valores. Razonar la respuesta</text:p>
        </text:list-item>
        <text:list-item>
          <text:p text:style-name="P9">Añade a la relación un Atributo válido y asignar valores</text:p>
        </text:list-item>
        <text:list-item>
          <text:p text:style-name="P9">¿Tiene la relación anterior una clave ajena o foránea?</text:p>
        </text:list-item>
        <text:list-item>
          <text:p text:style-name="P9">Muestra el esquema relacional</text:p>
        </text:list-item>
      </text:list>
      <text:p text:style-name="P10"/>
      <text:p text:style-name="P11">Ejercicio 1. Relación formal</text:p>
      <text:p text:style-name="P12">Cabecera</text:p>
      <text:p text:style-name="P13"><text:span text:style-name="T2">CLIENTES </text:span><text:span text:style-name="T3">{(id:id_d), (nombre:nombre_d), (email:email_d), (nif:nif_d), (poblacion:poblacion_d), (sector:sector_d)}</text:span> </text:p>
      <text:p text:style-name="P14">Cuerpo<text:span text:style-name="T4"><text:line-break/></text:span></text:p>
      <text:p text:style-name="P14"><text:span text:style-name="T4">{(id:1), (nombre:”Romero SL”), (email:”</text:span><text:a xlink:type="simple" xlink:href="mailto:romerossl@gmail.com" office:target-frame-name="_blank" xlink:show="new" text:style-name="Internet_20_link" text:visited-style-name="Visited_20_Internet_20_Link"><text:span text:style-name="T5">romerossl@gmail.com</text:span></text:a><text:span text:style-name="T4">”), (nif:”B456789694”), (poblacion:”Valladolid”), (sector:”Mueble”)}</text:span></text:p>
      <text:p text:style-name="P15"/>
      <text:p text:style-name="P16"><text:soft-page-break/><text:span text:style-name="T6">{(id:2), (nombre:”Ubrisur SL”), (email:”</text:span><text:a xlink:type="simple" xlink:href="mailto:ubrisur@gmail.com" office:target-frame-name="_blank" xlink:show="new" text:style-name="Internet_20_link" text:visited-style-name="Visited_20_Internet_20_Link"><text:span text:style-name="T7">ubrisur@gmail.com</text:span></text:a><text:span text:style-name="T6">”), (nif:”C123456123”), (poblacion:”Ubrique”), (sector:”Marroquinería”)}</text:span></text:p>
      <text:p text:style-name="P15"/>
      <text:p text:style-name="P16"><text:span text:style-name="T6">{(id:3), (nombre:”Valladería SL”), (email:”</text:span><text:a xlink:type="simple" xlink:href="mailto:valladeria@gmail.com" office:target-frame-name="_blank" xlink:show="new" text:style-name="Internet_20_link" text:visited-style-name="Visited_20_Internet_20_Link"><text:span text:style-name="T7">valladeria@gmail.com</text:span></text:a><text:span text:style-name="T6">”), (nif:”R123456987”), (poblacion:”Villamartín”), (sector:”Agrícola”)}</text:span></text:p>
      <text:p text:style-name="P15"/>
      <text:p text:style-name="P16"><text:span text:style-name="T6">{(id:4), (nombre:”Romancero”), (email:”</text:span><text:a xlink:type="simple" xlink:href="mailto:romancero@gmail.com" office:target-frame-name="_blank" xlink:show="new" text:style-name="Internet_20_link" text:visited-style-name="Visited_20_Internet_20_Link"><text:span text:style-name="T7">romancero@gmail.com</text:span></text:a><text:span text:style-name="T6">”), (nif:”E123456123”), (poblacion:”Prado del Rey”), (sector:”Mueble”)}</text:span></text:p>
      <text:p text:style-name="P17"/>
      <text:p text:style-name="P18"><text:span text:style-name="T1">Ejercicio 2. Claves candidatas</text:span> </text:p>
      <text:p text:style-name="P18">Una clave candidata sería el “id”, el “nif” <text:span text:style-name="T8">y el “email”</text:span> ya que no hay dos iguales cada cliente tiene el suyo propio. </text:p>
      <text:p text:style-name="P18"/>
      <text:p text:style-name="P18"><text:span text:style-name="T1">Ejercicio 3. Clave primaria</text:span> </text:p>
      <text:p text:style-name="P18">-id: <text:span text:style-name="T9">valor numérico, de menor tamaño que un string y es el adecuado para elegir como clave primaria. Mejora el rendimiento de los SGBDR.</text:span></text:p>
      <text:p text:style-name="P18"/>
      <text:p text:style-name="P18"><text:span text:style-name="T1">Ejercicio 4. Claves secundarias</text:span> </text:p>
      <text:p text:style-name="P19">-nif</text:p>
      <text:p text:style-name="P19">-<text:span text:style-name="T9">email</text:span></text:p>
      <text:p text:style-name="P19"><text:span text:style-name="T9">He seleccionado id como PRIMARY KEY, por lo tanto nif y email pasan a ser claves secundaras</text:span>. <text:span text:style-name="T10">UNIQUE</text:span><text:span text:style-name="T9">.</text:span></text:p>
      <text:p text:style-name="P18"/>
      <text:p text:style-name="P18"><text:span text:style-name="T1">Ejercicio 5. Tupla válida</text:span> </text:p>
      <text:p text:style-name="P18">{(id:5), (nombre:”Textiles Jerez SL”), (email:”textilesjerez@gmail.com”), (nif:”Z987654321”), (población:”Jerez”), (sector:”Textil”)} </text:p>
      <text:p text:style-name="P18"/>
      <text:p text:style-name="P20">Ejercicio 6. Tupla no válida<text:span text:style-name="T11"> </text:span></text:p>
      <text:p text:style-name="P18">{<text:span text:style-name="T12">(id:3)</text:span>, (nombre:”Textiles Jerez SL”), (email:”textilesjerez@gmail.com”), (nif:”Z987654321”), (población:”Jerez”), (sector:”Textil”)} </text:p>
      <text:p text:style-name="P18"><text:soft-page-break/></text:p>
      <text:p text:style-name="P18">Ya que el id esta repetido y coincide con el cliente de la tupla número 3. </text:p>
      <text:p text:style-name="P18"/>
      <text:p text:style-name="P18"><text:span text:style-name="T1">Ejercicio 7. Atributo válido con valores</text:span> </text:p>
      <text:p text:style-name="P18">Cabecera </text:p>
      <text:p text:style-name="P18">CLIENTES {(id:id_d), (nombre:nombre_d), (email:email_d), (nif:nif_d), (poblacion:poblacion_d), (sector:sector_d), (tlf:tlf_d)} </text:p>
      <text:p text:style-name="P18"/>
      <text:p text:style-name="P18">Cuerpo </text:p>
      <text:p text:style-name="P18"><text:span text:style-name="T8">{(</text:span>id:1), (nombre:”Romero SL”), (email:”romerossl@gmail.com”), (nif:”B456789694”), (población:”Valladolid”), (sector:”Mueble”), (tlf:”123 478 789”)} </text:p>
      <text:p text:style-name="P18">{(id:2), (nombre:”Ubrisur SL”), (email:”ubrisur@gmail.com”), (nif:”C123456123”), (población:”Ubrique”), (sector:”Marroquinería”), (tlf:”122 456 789”)} </text:p>
      <text:p text:style-name="P18">{(id:3), (nombre:”Valladería SL”), (email:”valladeria@gmail.com”), (nif:”R123456987”), (población:”Villamartín”), (sector:”Agrícola”), (tlf:223 456 789)} </text:p>
      <text:p text:style-name="P18">{(id:4), (nombre:”Romancero”), (email:”romancero@gmail.com”), (nif:”E123456123”), (población:”Prado del Rey”), (sector:”Mueble”), (tlf:123 056 789)} </text:p>
      <text:p text:style-name="P18"/>
      <text:p text:style-name="P18"><text:span text:style-name="T1">Ejercicio 8. ¿Tiene clave ajena o foránea?</text:span> </text:p>
      <text:p text:style-name="P18">No <text:span text:style-name="T13">existen claves ajenas</text:span></text:p>
      <text:p text:style-name="P21">No existen atributos en los que sus valores hagan referencia a los valores de la clave principal de otras tablas.</text:p>
      <text:p text:style-name="P18"/>
      <text:p text:style-name="P18"><text:span text:style-name="T1">Ejercicio </text:span><text:span text:style-name="T1">9. Esquema relacional</text:span> <text:s/></text:p>
      <text:p text:style-name="P22">CLIENTES<text:span text:style-name="T14">(</text:span><text:span text:style-name="T15">#</text:span><text:span text:style-name="T16">id</text:span><text:span text:style-name="T14">, nombre, </text:span><text:span text:style-name="T17">email</text:span><text:span text:style-name="T14">, </text:span><text:span text:style-name="T17">nif</text:span><text:span text:style-name="T14">, poblacion, </text:span><text:span text:style-name="T18">tlf</text:span><text:span text:style-name="T19">)</text:span> </text:p>
      <text:p text:style-name="P18"/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0:06:31.846111700</meta:creation-date>
    <dc:date>2025-10-08T10:13:56.086371300</dc:date>
    <meta:editing-duration>PT41M55S</meta:editing-duration>
    <meta:editing-cycles>4</meta:editing-cycles>
    <meta:generator>LibreOffice/25.8.1.1$Windows_X86_64 LibreOffice_project/54047653041915e595ad4e45cccea684809c77b5</meta:generator>
    <meta:document-statistic meta:table-count="1" meta:image-count="0" meta:object-count="0" meta:page-count="3" meta:paragraph-count="78" meta:word-count="406" meta:character-count="3492" meta:non-whitespace-character-count="3145"/>
  </office:meta>
</office:document-meta>
</file>